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208.06mm" svg:height="89.99mm" svg:x="140.95mm" svg:y="17.93mm">
            <draw:object draw:notify-on-update-of-ranges="List1.A2:List1.A2 List1.A3:List1.A153 List1.B2:List1.B2 List1.B3:List1.B153 List1.C2:List1.C2 List1.C3:List1.C153 List1.D2:List1.D2 List1.D3:List1.D153 List1.E2:List1.E2 List1.E3:List1.E1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vyska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X_s</text:p>
          </table:table-cell>
          <table:table-cell office:value-type="string" calcext:value-type="string">
            <text:p>X_v</text:p>
          </table:table-cell>
          <table:table-cell office:value-type="string" calcext:value-type="string">
            <text:p>X_vv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(1+POWER(COS(([.$A35]+[.C$1])*[.$A$1]/PI());1/5))/2" office:value-type="float" office:value="0.000672842681126828" calcext:value-type="float">
            <text:p>0,000672842681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(1+POWER(COS(([.$A36]+[.C$1])*[.$A$1]/PI());1/5))/2" office:value-type="float" office:value="0.0019877838490272" calcext:value-type="float">
            <text:p>0,001987783849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formula="of:=(1+POWER(COS(([.$A37]+[.C$1])*[.$A$1]/PI());1/5))/2" office:value-type="float" office:value="0.00401204901188013" calcext:value-type="float">
            <text:p>0,00401204901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(1+POWER(COS(([.$A38]+[.C$1])*[.$A$1]/PI());1/5))/2" office:value-type="float" office:value="0.00676651350145768" calcext:value-type="float">
            <text:p>0,006766513501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formula="of:=(1+POWER(COS(([.$A39]+[.C$1])*[.$A$1]/PI());1/5))/2" office:value-type="float" office:value="0.0102810347041507" calcext:value-type="float">
            <text:p>0,010281034704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formula="of:=(1+POWER(COS(([.$A40]+[.C$1])*[.$A$1]/PI());1/5))/2" office:value-type="float" office:value="0.0145962955611609" calcext:value-type="float">
            <text:p>0,014596295561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(1+POWER(COS(([.$A41]+[.C$1])*[.$A$1]/PI());1/5))/2" office:value-type="float" office:value="0.0197665469085651" calcext:value-type="float">
            <text:p>0,019766546908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formula="of:=(1+POWER(COS(([.$A42]+[.C$1])*[.$A$1]/PI());1/5))/2" office:value-type="float" office:value="0.0258636815853425" calcext:value-type="float">
            <text:p>0,025863681585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(1+POWER(COS(([.$A43]+[.C$1])*[.$A$1]/PI());1/5))/2" office:value-type="float" office:value="0.0329833766331551" calcext:value-type="float">
            <text:p>0,032983376633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formula="of:=(1+POWER(COS(([.$A44]+[.C$1])*[.$A$1]/PI());1/5))/2" office:value-type="float" office:value="0.0412546016582927" calcext:value-type="float">
            <text:p>0,041254601658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(1+POWER(COS(([.$A45]+[.C$1])*[.$A$1]/PI());1/5))/2" office:value-type="float" office:value="0.0508548953742564" calcext:value-type="float">
            <text:p>0,050854895374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formula="of:=(1+POWER(COS(([.$A46]+[.C$1])*[.$A$1]/PI());1/5))/2" office:value-type="float" office:value="0.0620361377757327" calcext:value-type="float">
            <text:p>0,0620361377757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(1+POWER(COS(([.$A47]+[.C$1])*[.$A$1]/PI());1/5))/2" office:value-type="float" office:value="0.075170877371927" calcext:value-type="float">
            <text:p>0,075170877371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(1+POWER(COS(([.$A48]+[.C$1])*[.$A$1]/PI());1/5))/2" office:value-type="float" office:value="0.0908428905809337" calcext:value-type="float">
            <text:p>0,090842890580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formula="of:=(1+POWER(COS(([.$A49]+[.C$1])*[.$A$1]/PI());1/5))/2" office:value-type="float" office:value="0.110045798840053" calcext:value-type="float">
            <text:p>0,110045798840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(1+POWER(COS(([.$A50]+[.C$1])*[.$A$1]/PI());1/5))/2" office:value-type="float" office:value="0.134698754969094" calcext:value-type="float">
            <text:p>0,134698754969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formula="of:=(1+POWER(COS(([.$A51]+[.C$1])*[.$A$1]/PI());1/5))/2" office:value-type="float" office:value="0.169415371997927" calcext:value-type="float">
            <text:p>0,169415371997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formula="of:=(1+POWER(COS(([.$A52]+[.C$1])*[.$A$1]/PI());1/5))/2" office:value-type="float" office:value="0.232708976449233" calcext:value-type="float">
            <text:p>0,232708976449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(1+POWER(COS(([.$A53]+[.C$1])*[.$A$1]/PI());1/5))/2" office:value-type="float" office:value="0.761766383618874" calcext:value-type="float">
            <text:p>0,761766383618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formula="of:=(1+POWER(COS(([.$A54]+[.C$1])*[.$A$1]/PI());1/5))/2" office:value-type="float" office:value="0.828303490918988" calcext:value-type="float">
            <text:p>0,828303490918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formula="of:=(1+POWER(COS(([.$A55]+[.C$1])*[.$A$1]/PI());1/5))/2" office:value-type="float" office:value="0.863800846015955" calcext:value-type="float">
            <text:p>0,863800846015955</text:p>
          </table:table-cell>
          <table:table-cell table:formula="of:=(1+POWER(COS(([.$A55]+[.D$1])*[.$A$1]/PI());1/5))/2" office:value-type="float" office:value="0.000672842681126828" calcext:value-type="float">
            <text:p>0,00067284268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(1+POWER(COS(([.$A56]+[.C$1])*[.$A$1]/PI());1/5))/2" office:value-type="float" office:value="0.888825629797173" calcext:value-type="float">
            <text:p>0,888825629797173</text:p>
          </table:table-cell>
          <table:table-cell table:formula="of:=(1+POWER(COS(([.$A56]+[.D$1])*[.$A$1]/PI());1/5))/2" office:value-type="float" office:value="0.0019877838490272" calcext:value-type="float">
            <text:p>0,001987783849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1+POWER(COS(([.$A57]+[.B$1])*[.$A$1]/PI());1/5))/2" office:value-type="float" office:value="0.9994685469019" calcext:value-type="float">
            <text:p>0,9994685469019</text:p>
          </table:table-cell>
          <table:table-cell table:formula="of:=(1+POWER(COS(([.$A57]+[.C$1])*[.$A$1]/PI());1/5))/2" office:value-type="float" office:value="0.908253484378554" calcext:value-type="float">
            <text:p>0,908253484378554</text:p>
          </table:table-cell>
          <table:table-cell table:formula="of:=(1+POWER(COS(([.$A57]+[.D$1])*[.$A$1]/PI());1/5))/2" office:value-type="float" office:value="0.00401204901188013" calcext:value-type="float">
            <text:p>0,0040120490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1+POWER(COS(([.$A58]+[.B$1])*[.$A$1]/PI());1/5))/2" office:value-type="float" office:value="0.998262297603736" calcext:value-type="float">
            <text:p>0,998262297603736</text:p>
          </table:table-cell>
          <table:table-cell table:formula="of:=(1+POWER(COS(([.$A58]+[.C$1])*[.$A$1]/PI());1/5))/2" office:value-type="float" office:value="0.92408025205824" calcext:value-type="float">
            <text:p>0,92408025205824</text:p>
          </table:table-cell>
          <table:table-cell table:formula="of:=(1+POWER(COS(([.$A58]+[.D$1])*[.$A$1]/PI());1/5))/2" office:value-type="float" office:value="0.00676651350145768" calcext:value-type="float">
            <text:p>0,00676651350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+POWER(COS(([.$A59]+[.B$1])*[.$A$1]/PI());1/5))/2" office:value-type="float" office:value="0.996349242878386" calcext:value-type="float">
            <text:p>0,996349242878386</text:p>
          </table:table-cell>
          <table:table-cell table:formula="of:=(1+POWER(COS(([.$A59]+[.C$1])*[.$A$1]/PI());1/5))/2" office:value-type="float" office:value="0.937330552866777" calcext:value-type="float">
            <text:p>0,937330552866777</text:p>
          </table:table-cell>
          <table:table-cell table:formula="of:=(1+POWER(COS(([.$A59]+[.D$1])*[.$A$1]/PI());1/5))/2" office:value-type="float" office:value="0.0102810347041507" calcext:value-type="float">
            <text:p>0,010281034704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1+POWER(COS(([.$A60]+[.B$1])*[.$A$1]/PI());1/5))/2" office:value-type="float" office:value="0.993709779395694" calcext:value-type="float">
            <text:p>0,993709779395694</text:p>
          </table:table-cell>
          <table:table-cell table:formula="of:=(1+POWER(COS(([.$A60]+[.C$1])*[.$A$1]/PI());1/5))/2" office:value-type="float" office:value="0.948603205142802" calcext:value-type="float">
            <text:p>0,948603205142802</text:p>
          </table:table-cell>
          <table:table-cell table:formula="of:=(1+POWER(COS(([.$A60]+[.D$1])*[.$A$1]/PI());1/5))/2" office:value-type="float" office:value="0.0145962955611609" calcext:value-type="float">
            <text:p>0,01459629556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1+POWER(COS(([.$A61]+[.B$1])*[.$A$1]/PI());1/5))/2" office:value-type="float" office:value="0.990315545626215" calcext:value-type="float">
            <text:p>0,990315545626215</text:p>
          </table:table-cell>
          <table:table-cell table:formula="of:=(1+POWER(COS(([.$A61]+[.C$1])*[.$A$1]/PI());1/5))/2" office:value-type="float" office:value="0.95827898609959" calcext:value-type="float">
            <text:p>0,95827898609959</text:p>
          </table:table-cell>
          <table:table-cell table:formula="of:=(1+POWER(COS(([.$A61]+[.D$1])*[.$A$1]/PI());1/5))/2" office:value-type="float" office:value="0.0197665469085651" calcext:value-type="float">
            <text:p>0,019766546908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1+POWER(COS(([.$A62]+[.B$1])*[.$A$1]/PI());1/5))/2" office:value-type="float" office:value="0.986127691284312" calcext:value-type="float">
            <text:p>0,986127691284312</text:p>
          </table:table-cell>
          <table:table-cell table:formula="of:=(1+POWER(COS(([.$A62]+[.C$1])*[.$A$1]/PI());1/5))/2" office:value-type="float" office:value="0.96661468038225" calcext:value-type="float">
            <text:p>0,96661468038225</text:p>
          </table:table-cell>
          <table:table-cell table:formula="of:=(1+POWER(COS(([.$A62]+[.D$1])*[.$A$1]/PI());1/5))/2" office:value-type="float" office:value="0.0258636815853425" calcext:value-type="float">
            <text:p>0,025863681585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+POWER(COS(([.$A63]+[.B$1])*[.$A$1]/PI());1/5))/2" office:value-type="float" office:value="0.981094297341813" calcext:value-type="float">
            <text:p>0,981094297341813</text:p>
          </table:table-cell>
          <table:table-cell table:formula="of:=(1+POWER(COS(([.$A63]+[.C$1])*[.$A$1]/PI());1/5))/2" office:value-type="float" office:value="0.973790947198039" calcext:value-type="float">
            <text:p>0,973790947198039</text:p>
          </table:table-cell>
          <table:table-cell table:formula="of:=(1+POWER(COS(([.$A63]+[.D$1])*[.$A$1]/PI());1/5))/2" office:value-type="float" office:value="0.0329833766331551" calcext:value-type="float">
            <text:p>0,032983376633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1+POWER(COS(([.$A64]+[.B$1])*[.$A$1]/PI());1/5))/2" office:value-type="float" office:value="0.975146547009762" calcext:value-type="float">
            <text:p>0,975146547009762</text:p>
          </table:table-cell>
          <table:table-cell table:formula="of:=(1+POWER(COS(([.$A64]+[.C$1])*[.$A$1]/PI());1/5))/2" office:value-type="float" office:value="0.979938848006461" calcext:value-type="float">
            <text:p>0,979938848006461</text:p>
          </table:table-cell>
          <table:table-cell table:formula="of:=(1+POWER(COS(([.$A64]+[.D$1])*[.$A$1]/PI());1/5))/2" office:value-type="float" office:value="0.0412546016582927" calcext:value-type="float">
            <text:p>0,041254601658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1+POWER(COS(([.$A65]+[.B$1])*[.$A$1]/PI());1/5))/2" office:value-type="float" office:value="0.968192970969053" calcext:value-type="float">
            <text:p>0,968192970969053</text:p>
          </table:table-cell>
          <table:table-cell table:formula="of:=(1+POWER(COS(([.$A65]+[.C$1])*[.$A$1]/PI());1/5))/2" office:value-type="float" office:value="0.985155525132584" calcext:value-type="float">
            <text:p>0,985155525132584</text:p>
          </table:table-cell>
          <table:table-cell table:formula="of:=(1+POWER(COS(([.$A65]+[.D$1])*[.$A$1]/PI());1/5))/2" office:value-type="float" office:value="0.0508548953742564" calcext:value-type="float">
            <text:p>0,050854895374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1+POWER(COS(([.$A66]+[.B$1])*[.$A$1]/PI());1/5))/2" office:value-type="float" office:value="0.960110581486038" calcext:value-type="float">
            <text:p>0,960110581486038</text:p>
          </table:table-cell>
          <table:table-cell table:formula="of:=(1+POWER(COS(([.$A66]+[.C$1])*[.$A$1]/PI());1/5))/2" office:value-type="float" office:value="0.989513938516276" calcext:value-type="float">
            <text:p>0,989513938516276</text:p>
          </table:table-cell>
          <table:table-cell table:formula="of:=(1+POWER(COS(([.$A66]+[.D$1])*[.$A$1]/PI());1/5))/2" office:value-type="float" office:value="0.0620361377757327" calcext:value-type="float">
            <text:p>0,062036137775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+POWER(COS(([.$A67]+[.B$1])*[.$A$1]/PI());1/5))/2" office:value-type="float" office:value="0.950730720162854" calcext:value-type="float">
            <text:p>0,950730720162854</text:p>
          </table:table-cell>
          <table:table-cell table:formula="of:=(1+POWER(COS(([.$A67]+[.C$1])*[.$A$1]/PI());1/5))/2" office:value-type="float" office:value="0.993069144923606" calcext:value-type="float">
            <text:p>0,993069144923606</text:p>
          </table:table-cell>
          <table:table-cell table:formula="of:=(1+POWER(COS(([.$A67]+[.D$1])*[.$A$1]/PI());1/5))/2" office:value-type="float" office:value="0.075170877371927" calcext:value-type="float">
            <text:p>0,07517087737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1+POWER(COS(([.$A68]+[.B$1])*[.$A$1]/PI());1/5))/2" office:value-type="float" office:value="0.939815383007574" calcext:value-type="float">
            <text:p>0,939815383007574</text:p>
          </table:table-cell>
          <table:table-cell table:formula="of:=(1+POWER(COS(([.$A68]+[.C$1])*[.$A$1]/PI());1/5))/2" office:value-type="float" office:value="0.995862458316777" calcext:value-type="float">
            <text:p>0,995862458316777</text:p>
          </table:table-cell>
          <table:table-cell table:formula="of:=(1+POWER(COS(([.$A68]+[.D$1])*[.$A$1]/PI());1/5))/2" office:value-type="float" office:value="0.0908428905809337" calcext:value-type="float">
            <text:p>0,09084289058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1+POWER(COS(([.$A69]+[.B$1])*[.$A$1]/PI());1/5))/2" office:value-type="float" office:value="0.927015128422703" calcext:value-type="float">
            <text:p>0,927015128422703</text:p>
          </table:table-cell>
          <table:table-cell table:formula="of:=(1+POWER(COS(([.$A69]+[.C$1])*[.$A$1]/PI());1/5))/2" office:value-type="float" office:value="0.997924249063021" calcext:value-type="float">
            <text:p>0,997924249063021</text:p>
          </table:table-cell>
          <table:table-cell table:formula="of:=(1+POWER(COS(([.$A69]+[.D$1])*[.$A$1]/PI());1/5))/2" office:value-type="float" office:value="0.110045798840053" calcext:value-type="float">
            <text:p>0,11004579884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1+POWER(COS(([.$A70]+[.B$1])*[.$A$1]/PI());1/5))/2" office:value-type="float" office:value="0.911787997079932" calcext:value-type="float">
            <text:p>0,911787997079932</text:p>
          </table:table-cell>
          <table:table-cell table:formula="of:=(1+POWER(COS(([.$A70]+[.C$1])*[.$A$1]/PI());1/5))/2" office:value-type="float" office:value="0.999275826785745" calcext:value-type="float">
            <text:p>0,999275826785745</text:p>
          </table:table-cell>
          <table:table-cell table:formula="of:=(1+POWER(COS(([.$A70]+[.D$1])*[.$A$1]/PI());1/5))/2" office:value-type="float" office:value="0.134698754969094" calcext:value-type="float">
            <text:p>0,134698754969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+POWER(COS(([.$A71]+[.B$1])*[.$A$1]/PI());1/5))/2" office:value-type="float" office:value="0.893225310131293" calcext:value-type="float">
            <text:p>0,893225310131293</text:p>
          </table:table-cell>
          <table:table-cell office:value-type="float" office:value="1" calcext:value-type="float">
            <text:p>1</text:p>
          </table:table-cell>
          <table:table-cell table:formula="of:=(1+POWER(COS(([.$A71]+[.D$1])*[.$A$1]/PI());1/5))/2" office:value-type="float" office:value="0.169415371997927" calcext:value-type="float">
            <text:p>0,169415371997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1+POWER(COS(([.$A72]+[.B$1])*[.$A$1]/PI());1/5))/2" office:value-type="float" office:value="0.869613293762456" calcext:value-type="float">
            <text:p>0,869613293762456</text:p>
          </table:table-cell>
          <table:table-cell table:formula="of:=(1+POWER(COS(([.$A72]+[.C$1])*[.$A$1]/PI());1/5))/2" office:value-type="float" office:value="0.999895187076104" calcext:value-type="float">
            <text:p>0,999895187076104</text:p>
          </table:table-cell>
          <table:table-cell table:formula="of:=(1+POWER(COS(([.$A72]+[.D$1])*[.$A$1]/PI());1/5))/2" office:value-type="float" office:value="0.232708976449233" calcext:value-type="float">
            <text:p>0,232708976449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1+POWER(COS(([.$A73]+[.B$1])*[.$A$1]/PI());1/5))/2" office:value-type="float" office:value="0.837009931306379" calcext:value-type="float">
            <text:p>0,837009931306379</text:p>
          </table:table-cell>
          <table:table-cell table:formula="of:=(1+POWER(COS(([.$A73]+[.C$1])*[.$A$1]/PI());1/5))/2" office:value-type="float" office:value="0.999169022751996" calcext:value-type="float">
            <text:p>0,999169022751996</text:p>
          </table:table-cell>
          <table:table-cell table:formula="of:=(1+POWER(COS(([.$A73]+[.D$1])*[.$A$1]/PI());1/5))/2" office:value-type="float" office:value="0.761766383618874" calcext:value-type="float">
            <text:p>0,761766383618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1+POWER(COS(([.$A74]+[.B$1])*[.$A$1]/PI());1/5))/2" office:value-type="float" office:value="0.781457665404384" calcext:value-type="float">
            <text:p>0,781457665404384</text:p>
          </table:table-cell>
          <table:table-cell table:formula="of:=(1+POWER(COS(([.$A74]+[.C$1])*[.$A$1]/PI());1/5))/2" office:value-type="float" office:value="0.99774507583107" calcext:value-type="float">
            <text:p>0,99774507583107</text:p>
          </table:table-cell>
          <table:table-cell table:formula="of:=(1+POWER(COS(([.$A74]+[.D$1])*[.$A$1]/PI());1/5))/2" office:value-type="float" office:value="0.828303490918988" calcext:value-type="float">
            <text:p>0,828303490918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+POWER(COS(([.$A75]+[.B$1])*[.$A$1]/PI());1/5))/2" office:value-type="float" office:value="0.258186990443014" calcext:value-type="float">
            <text:p>0,258186990443014</text:p>
          </table:table-cell>
          <table:table-cell table:formula="of:=(1+POWER(COS(([.$A75]+[.C$1])*[.$A$1]/PI());1/5))/2" office:value-type="float" office:value="0.995609100064555" calcext:value-type="float">
            <text:p>0,995609100064555</text:p>
          </table:table-cell>
          <table:table-cell table:formula="of:=(1+POWER(COS(([.$A75]+[.D$1])*[.$A$1]/PI());1/5))/2" office:value-type="float" office:value="0.863800846015955" calcext:value-type="float">
            <text:p>0,863800846015955</text:p>
          </table:table-cell>
          <table:table-cell table:formula="of:=(1+POWER(COS(([.$A75]+[.E$1])*[.$A$1]/PI());1/5))/2" office:value-type="float" office:value="0.000672842681126828" calcext:value-type="float">
            <text:p>0,0006728426811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1+POWER(COS(([.$A76]+[.B$1])*[.$A$1]/PI());1/5))/2" office:value-type="float" office:value="0.17888704558481" calcext:value-type="float">
            <text:p>0,17888704558481</text:p>
          </table:table-cell>
          <table:table-cell table:formula="of:=(1+POWER(COS(([.$A76]+[.C$1])*[.$A$1]/PI());1/5))/2" office:value-type="float" office:value="0.992738919422131" calcext:value-type="float">
            <text:p>0,992738919422131</text:p>
          </table:table-cell>
          <table:table-cell table:formula="of:=(1+POWER(COS(([.$A76]+[.D$1])*[.$A$1]/PI());1/5))/2" office:value-type="float" office:value="0.888825629797173" calcext:value-type="float">
            <text:p>0,888825629797173</text:p>
          </table:table-cell>
          <table:table-cell table:formula="of:=(1+POWER(COS(([.$A76]+[.E$1])*[.$A$1]/PI());1/5))/2" office:value-type="float" office:value="0.0019877838490272" calcext:value-type="float">
            <text:p>0,0019877838490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1+POWER(COS(([.$A77]+[.B$1])*[.$A$1]/PI());1/5))/2" office:value-type="float" office:value="0.140819681224296" calcext:value-type="float">
            <text:p>0,140819681224296</text:p>
          </table:table-cell>
          <table:table-cell table:formula="of:=(1+POWER(COS(([.$A77]+[.C$1])*[.$A$1]/PI());1/5))/2" office:value-type="float" office:value="0.9891031367779" calcext:value-type="float">
            <text:p>0,9891031367779</text:p>
          </table:table-cell>
          <table:table-cell table:formula="of:=(1+POWER(COS(([.$A77]+[.D$1])*[.$A$1]/PI());1/5))/2" office:value-type="float" office:value="0.908253484378554" calcext:value-type="float">
            <text:p>0,908253484378554</text:p>
          </table:table-cell>
          <table:table-cell table:formula="of:=(1+POWER(COS(([.$A77]+[.E$1])*[.$A$1]/PI());1/5))/2" office:value-type="float" office:value="0.00401204901188013" calcext:value-type="float">
            <text:p>0,004012049011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1+POWER(COS(([.$A78]+[.B$1])*[.$A$1]/PI());1/5))/2" office:value-type="float" office:value="0.114617412113191" calcext:value-type="float">
            <text:p>0,114617412113191</text:p>
          </table:table-cell>
          <table:table-cell table:formula="of:=(1+POWER(COS(([.$A78]+[.C$1])*[.$A$1]/PI());1/5))/2" office:value-type="float" office:value="0.984659171341015" calcext:value-type="float">
            <text:p>0,984659171341015</text:p>
          </table:table-cell>
          <table:table-cell table:formula="of:=(1+POWER(COS(([.$A78]+[.D$1])*[.$A$1]/PI());1/5))/2" office:value-type="float" office:value="0.92408025205824" calcext:value-type="float">
            <text:p>0,92408025205824</text:p>
          </table:table-cell>
          <table:table-cell table:formula="of:=(1+POWER(COS(([.$A78]+[.E$1])*[.$A$1]/PI());1/5))/2" office:value-type="float" office:value="0.00676651350145768" calcext:value-type="float">
            <text:p>0,00676651350145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+POWER(COS(([.$A79]+[.B$1])*[.$A$1]/PI());1/5))/2" office:value-type="float" office:value="0.0944899524644796" calcext:value-type="float">
            <text:p>0,09448995246448</text:p>
          </table:table-cell>
          <table:table-cell table:formula="of:=(1+POWER(COS(([.$A79]+[.C$1])*[.$A$1]/PI());1/5))/2" office:value-type="float" office:value="0.979350343780596" calcext:value-type="float">
            <text:p>0,979350343780596</text:p>
          </table:table-cell>
          <table:table-cell table:formula="of:=(1+POWER(COS(([.$A79]+[.D$1])*[.$A$1]/PI());1/5))/2" office:value-type="float" office:value="0.937330552866777" calcext:value-type="float">
            <text:p>0,937330552866777</text:p>
          </table:table-cell>
          <table:table-cell table:formula="of:=(1+POWER(COS(([.$A79]+[.E$1])*[.$A$1]/PI());1/5))/2" office:value-type="float" office:value="0.0102810347041507" calcext:value-type="float">
            <text:p>0,0102810347041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1+POWER(COS(([.$A80]+[.B$1])*[.$A$1]/PI());1/5))/2" office:value-type="float" office:value="0.0781870068184054" calcext:value-type="float">
            <text:p>0,078187006818405</text:p>
          </table:table-cell>
          <table:table-cell table:formula="of:=(1+POWER(COS(([.$A80]+[.C$1])*[.$A$1]/PI());1/5))/2" office:value-type="float" office:value="0.973101539774495" calcext:value-type="float">
            <text:p>0,973101539774495</text:p>
          </table:table-cell>
          <table:table-cell table:formula="of:=(1+POWER(COS(([.$A80]+[.D$1])*[.$A$1]/PI());1/5))/2" office:value-type="float" office:value="0.948603205142802" calcext:value-type="float">
            <text:p>0,948603205142802</text:p>
          </table:table-cell>
          <table:table-cell table:formula="of:=(1+POWER(COS(([.$A80]+[.E$1])*[.$A$1]/PI());1/5))/2" office:value-type="float" office:value="0.0145962955611609" calcext:value-type="float">
            <text:p>0,01459629556116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1+POWER(COS(([.$A81]+[.B$1])*[.$A$1]/PI());1/5))/2" office:value-type="float" office:value="0.0645836721826856" calcext:value-type="float">
            <text:p>0,064583672182686</text:p>
          </table:table-cell>
          <table:table-cell table:formula="of:=(1+POWER(COS(([.$A81]+[.C$1])*[.$A$1]/PI());1/5))/2" office:value-type="float" office:value="0.965812650107377" calcext:value-type="float">
            <text:p>0,965812650107377</text:p>
          </table:table-cell>
          <table:table-cell table:formula="of:=(1+POWER(COS(([.$A81]+[.D$1])*[.$A$1]/PI());1/5))/2" office:value-type="float" office:value="0.95827898609959" calcext:value-type="float">
            <text:p>0,95827898609959</text:p>
          </table:table-cell>
          <table:table-cell table:formula="of:=(1+POWER(COS(([.$A81]+[.E$1])*[.$A$1]/PI());1/5))/2" office:value-type="float" office:value="0.0197665469085651" calcext:value-type="float">
            <text:p>0,01976654690856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1+POWER(COS(([.$A82]+[.B$1])*[.$A$1]/PI());1/5))/2" office:value-type="float" office:value="0.0530332194244743" calcext:value-type="float">
            <text:p>0,053033219424474</text:p>
          </table:table-cell>
          <table:table-cell table:formula="of:=(1+POWER(COS(([.$A82]+[.C$1])*[.$A$1]/PI());1/5))/2" office:value-type="float" office:value="0.957348364167979" calcext:value-type="float">
            <text:p>0,957348364167979</text:p>
          </table:table-cell>
          <table:table-cell table:formula="of:=(1+POWER(COS(([.$A82]+[.D$1])*[.$A$1]/PI());1/5))/2" office:value-type="float" office:value="0.96661468038225" calcext:value-type="float">
            <text:p>0,96661468038225</text:p>
          </table:table-cell>
          <table:table-cell table:formula="of:=(1+POWER(COS(([.$A82]+[.E$1])*[.$A$1]/PI());1/5))/2" office:value-type="float" office:value="0.0258636815853425" calcext:value-type="float">
            <text:p>0,0258636815853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+POWER(COS(([.$A83]+[.B$1])*[.$A$1]/PI());1/5))/2" office:value-type="float" office:value="0.0431289398014721" calcext:value-type="float">
            <text:p>0,043128939801472</text:p>
          </table:table-cell>
          <table:table-cell table:formula="of:=(1+POWER(COS(([.$A83]+[.C$1])*[.$A$1]/PI());1/5))/2" office:value-type="float" office:value="0.947521660495569" calcext:value-type="float">
            <text:p>0,947521660495569</text:p>
          </table:table-cell>
          <table:table-cell table:formula="of:=(1+POWER(COS(([.$A83]+[.D$1])*[.$A$1]/PI());1/5))/2" office:value-type="float" office:value="0.973790947198039" calcext:value-type="float">
            <text:p>0,973790947198039</text:p>
          </table:table-cell>
          <table:table-cell table:formula="of:=(1+POWER(COS(([.$A83]+[.E$1])*[.$A$1]/PI());1/5))/2" office:value-type="float" office:value="0.0329833766331551" calcext:value-type="float">
            <text:p>0,03298337663315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1+POWER(COS(([.$A84]+[.B$1])*[.$A$1]/PI());1/5))/2" office:value-type="float" office:value="0.0345987134342662" calcext:value-type="float">
            <text:p>0,034598713434266</text:p>
          </table:table-cell>
          <table:table-cell table:formula="of:=(1+POWER(COS(([.$A84]+[.C$1])*[.$A$1]/PI());1/5))/2" office:value-type="float" office:value="0.936065708993327" calcext:value-type="float">
            <text:p>0,936065708993327</text:p>
          </table:table-cell>
          <table:table-cell table:formula="of:=(1+POWER(COS(([.$A84]+[.D$1])*[.$A$1]/PI());1/5))/2" office:value-type="float" office:value="0.979938848006461" calcext:value-type="float">
            <text:p>0,979938848006461</text:p>
          </table:table-cell>
          <table:table-cell table:formula="of:=(1+POWER(COS(([.$A84]+[.E$1])*[.$A$1]/PI());1/5))/2" office:value-type="float" office:value="0.0412546016582927" calcext:value-type="float">
            <text:p>0,04125460165829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1+POWER(COS(([.$A85]+[.B$1])*[.$A$1]/PI());1/5))/2" office:value-type="float" office:value="0.0272521839062164" calcext:value-type="float">
            <text:p>0,027252183906216</text:p>
          </table:table-cell>
          <table:table-cell table:formula="of:=(1+POWER(COS(([.$A85]+[.C$1])*[.$A$1]/PI());1/5))/2" office:value-type="float" office:value="0.922582780344538" calcext:value-type="float">
            <text:p>0,922582780344538</text:p>
          </table:table-cell>
          <table:table-cell table:formula="of:=(1+POWER(COS(([.$A85]+[.D$1])*[.$A$1]/PI());1/5))/2" office:value-type="float" office:value="0.985155525132584" calcext:value-type="float">
            <text:p>0,985155525132584</text:p>
          </table:table-cell>
          <table:table-cell table:formula="of:=(1+POWER(COS(([.$A85]+[.E$1])*[.$A$1]/PI());1/5))/2" office:value-type="float" office:value="0.0508548953742564" calcext:value-type="float">
            <text:p>0,05085489537425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1+POWER(COS(([.$A86]+[.B$1])*[.$A$1]/PI());1/5))/2" office:value-type="float" office:value="0.0209518216123353" calcext:value-type="float">
            <text:p>0,020951821612335</text:p>
          </table:table-cell>
          <table:table-cell table:formula="of:=(1+POWER(COS(([.$A86]+[.C$1])*[.$A$1]/PI());1/5))/2" office:value-type="float" office:value="0.906442822518183" calcext:value-type="float">
            <text:p>0,906442822518183</text:p>
          </table:table-cell>
          <table:table-cell table:formula="of:=(1+POWER(COS(([.$A86]+[.D$1])*[.$A$1]/PI());1/5))/2" office:value-type="float" office:value="0.989513938516276" calcext:value-type="float">
            <text:p>0,989513938516276</text:p>
          </table:table-cell>
          <table:table-cell table:formula="of:=(1+POWER(COS(([.$A86]+[.E$1])*[.$A$1]/PI());1/5))/2" office:value-type="float" office:value="0.0620361377757327" calcext:value-type="float">
            <text:p>0,0620361377757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+POWER(COS(([.$A87]+[.B$1])*[.$A$1]/PI());1/5))/2" office:value-type="float" office:value="0.0155959729347177" calcext:value-type="float">
            <text:p>0,015595972934718</text:p>
          </table:table-cell>
          <table:table-cell table:formula="of:=(1+POWER(COS(([.$A87]+[.C$1])*[.$A$1]/PI());1/5))/2" office:value-type="float" office:value="0.886556105688508" calcext:value-type="float">
            <text:p>0,886556105688508</text:p>
          </table:table-cell>
          <table:table-cell table:formula="of:=(1+POWER(COS(([.$A87]+[.D$1])*[.$A$1]/PI());1/5))/2" office:value-type="float" office:value="0.993069144923606" calcext:value-type="float">
            <text:p>0,993069144923606</text:p>
          </table:table-cell>
          <table:table-cell table:formula="of:=(1+POWER(COS(([.$A87]+[.E$1])*[.$A$1]/PI());1/5))/2" office:value-type="float" office:value="0.075170877371927" calcext:value-type="float">
            <text:p>0,0751708773719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1+POWER(COS(([.$A88]+[.B$1])*[.$A$1]/PI());1/5))/2" office:value-type="float" office:value="0.0111084053502897" calcext:value-type="float">
            <text:p>0,01110840535029</text:p>
          </table:table-cell>
          <table:table-cell table:formula="of:=(1+POWER(COS(([.$A88]+[.C$1])*[.$A$1]/PI());1/5))/2" office:value-type="float" office:value="0.860762686312063" calcext:value-type="float">
            <text:p>0,860762686312063</text:p>
          </table:table-cell>
          <table:table-cell table:formula="of:=(1+POWER(COS(([.$A88]+[.D$1])*[.$A$1]/PI());1/5))/2" office:value-type="float" office:value="0.995862458316777" calcext:value-type="float">
            <text:p>0,995862458316777</text:p>
          </table:table-cell>
          <table:table-cell table:formula="of:=(1+POWER(COS(([.$A88]+[.E$1])*[.$A$1]/PI());1/5))/2" office:value-type="float" office:value="0.0908428905809337" calcext:value-type="float">
            <text:p>0,09084289058093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1+POWER(COS(([.$A89]+[.B$1])*[.$A$1]/PI());1/5))/2" office:value-type="float" office:value="0.00743159969839746" calcext:value-type="float">
            <text:p>0,007431599698397</text:p>
          </table:table-cell>
          <table:table-cell table:formula="of:=(1+POWER(COS(([.$A89]+[.C$1])*[.$A$1]/PI());1/5))/2" office:value-type="float" office:value="0.823605135819684" calcext:value-type="float">
            <text:p>0,823605135819684</text:p>
          </table:table-cell>
          <table:table-cell table:formula="of:=(1+POWER(COS(([.$A89]+[.D$1])*[.$A$1]/PI());1/5))/2" office:value-type="float" office:value="0.997924249063021" calcext:value-type="float">
            <text:p>0,997924249063021</text:p>
          </table:table-cell>
          <table:table-cell table:formula="of:=(1+POWER(COS(([.$A89]+[.E$1])*[.$A$1]/PI());1/5))/2" office:value-type="float" office:value="0.110045798840053" calcext:value-type="float">
            <text:p>0,11004579884005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1+POWER(COS(([.$A90]+[.B$1])*[.$A$1]/PI());1/5))/2" office:value-type="float" office:value="0.0045223213279334" calcext:value-type="float">
            <text:p>0,004522321327933</text:p>
          </table:table-cell>
          <table:table-cell table:formula="of:=(1+POWER(COS(([.$A90]+[.C$1])*[.$A$1]/PI());1/5))/2" office:value-type="float" office:value="0.749257437590467" calcext:value-type="float">
            <text:p>0,749257437590467</text:p>
          </table:table-cell>
          <table:table-cell table:formula="of:=(1+POWER(COS(([.$A90]+[.D$1])*[.$A$1]/PI());1/5))/2" office:value-type="float" office:value="0.999275826785745" calcext:value-type="float">
            <text:p>0,999275826785745</text:p>
          </table:table-cell>
          <table:table-cell table:formula="of:=(1+POWER(COS(([.$A90]+[.E$1])*[.$A$1]/PI());1/5))/2" office:value-type="float" office:value="0.134698754969094" calcext:value-type="float">
            <text:p>0,13469875496909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+POWER(COS(([.$A91]+[.B$1])*[.$A$1]/PI());1/5))/2" office:value-type="float" office:value="0.00234864474087565" calcext:value-type="float">
            <text:p>0,002348644740876</text:p>
          </table:table-cell>
          <table:table-cell table:formula="of:=(1+POWER(COS(([.$A91]+[.C$1])*[.$A$1]/PI());1/5))/2" office:value-type="float" office:value="0.222989599897528" calcext:value-type="float">
            <text:p>0,222989599897528</text:p>
          </table:table-cell>
          <table:table-cell table:formula="of:=(1+POWER(COS(([.$A91]+[.D$1])*[.$A$1]/PI());1/5))/2" office:value-type="float" office:value="0.999930673597367" calcext:value-type="float">
            <text:p>0,999930673597367</text:p>
          </table:table-cell>
          <table:table-cell table:formula="of:=(1+POWER(COS(([.$A91]+[.E$1])*[.$A$1]/PI());1/5))/2" office:value-type="float" office:value="0.169415371997927" calcext:value-type="float">
            <text:p>0,1694153719979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1+POWER(COS(([.$A92]+[.B$1])*[.$A$1]/PI());1/5))/2" office:value-type="float" office:value="0.000887949500681828" calcext:value-type="float">
            <text:p>0,000887949500682</text:p>
          </table:table-cell>
          <table:table-cell table:formula="of:=(1+POWER(COS(([.$A92]+[.C$1])*[.$A$1]/PI());1/5))/2" office:value-type="float" office:value="0.165095825503034" calcext:value-type="float">
            <text:p>0,165095825503034</text:p>
          </table:table-cell>
          <table:table-cell office:value-type="float" office:value="1" calcext:value-type="float">
            <text:p>1</text:p>
          </table:table-cell>
          <table:table-cell table:formula="of:=(1+POWER(COS(([.$A92]+[.E$1])*[.$A$1]/PI());1/5))/2" office:value-type="float" office:value="0.232708976449233" calcext:value-type="float">
            <text:p>0,2327089764492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1+POWER(COS(([.$A93]+[.B$1])*[.$A$1]/PI());1/5))/2" office:value-type="float" office:value="0.00012559880845614" calcext:value-type="float">
            <text:p>0,000125598808456</text:p>
          </table:table-cell>
          <table:table-cell table:formula="of:=(1+POWER(COS(([.$A93]+[.C$1])*[.$A$1]/PI());1/5))/2" office:value-type="float" office:value="0.131813598730048" calcext:value-type="float">
            <text:p>0,131813598730048</text:p>
          </table:table-cell>
          <table:table-cell table:formula="of:=(1+POWER(COS(([.$A93]+[.D$1])*[.$A$1]/PI());1/5))/2" office:value-type="float" office:value="0.999169022751996" calcext:value-type="float">
            <text:p>0,999169022751996</text:p>
          </table:table-cell>
          <table:table-cell table:formula="of:=(1+POWER(COS(([.$A93]+[.E$1])*[.$A$1]/PI());1/5))/2" office:value-type="float" office:value="0.761766383618874" calcext:value-type="float">
            <text:p>0,76176638361887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(1+POWER(COS(([.$A94]+[.C$1])*[.$A$1]/PI());1/5))/2" office:value-type="float" office:value="0.107861598068499" calcext:value-type="float">
            <text:p>0,107861598068499</text:p>
          </table:table-cell>
          <table:table-cell table:formula="of:=(1+POWER(COS(([.$A94]+[.D$1])*[.$A$1]/PI());1/5))/2" office:value-type="float" office:value="0.99774507583107" calcext:value-type="float">
            <text:p>0,99774507583107</text:p>
          </table:table-cell>
          <table:table-cell table:formula="of:=(1+POWER(COS(([.$A94]+[.E$1])*[.$A$1]/PI());1/5))/2" office:value-type="float" office:value="0.828303490918988" calcext:value-type="float">
            <text:p>0,82830349091898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(1+POWER(COS(([.$A95]+[.C$1])*[.$A$1]/PI());1/5))/2" office:value-type="float" office:value="0.0890880945578277" calcext:value-type="float">
            <text:p>0,089088094557828</text:p>
          </table:table-cell>
          <table:table-cell table:formula="of:=(1+POWER(COS(([.$A95]+[.D$1])*[.$A$1]/PI());1/5))/2" office:value-type="float" office:value="0.995609100064555" calcext:value-type="float">
            <text:p>0,995609100064555</text:p>
          </table:table-cell>
          <table:table-cell table:formula="of:=(1+POWER(COS(([.$A95]+[.E$1])*[.$A$1]/PI());1/5))/2" office:value-type="float" office:value="0.863800846015955" calcext:value-type="float">
            <text:p>0,8638008460159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formula="of:=(1+POWER(COS(([.$A96]+[.C$1])*[.$A$1]/PI());1/5))/2" office:value-type="float" office:value="0.0737137415590423" calcext:value-type="float">
            <text:p>0,073713741559042</text:p>
          </table:table-cell>
          <table:table-cell table:formula="of:=(1+POWER(COS(([.$A96]+[.D$1])*[.$A$1]/PI());1/5))/2" office:value-type="float" office:value="0.992738919422131" calcext:value-type="float">
            <text:p>0,992738919422131</text:p>
          </table:table-cell>
          <table:table-cell table:formula="of:=(1+POWER(COS(([.$A96]+[.E$1])*[.$A$1]/PI());1/5))/2" office:value-type="float" office:value="0.888825629797173" calcext:value-type="float">
            <text:p>0,88882562979717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(1+POWER(COS(([.$A97]+[.C$1])*[.$A$1]/PI());1/5))/2" office:value-type="float" office:value="0.0608024237052172" calcext:value-type="float">
            <text:p>0,060802423705217</text:p>
          </table:table-cell>
          <table:table-cell table:formula="of:=(1+POWER(COS(([.$A97]+[.D$1])*[.$A$1]/PI());1/5))/2" office:value-type="float" office:value="0.9891031367779" calcext:value-type="float">
            <text:p>0,9891031367779</text:p>
          </table:table-cell>
          <table:table-cell table:formula="of:=(1+POWER(COS(([.$A97]+[.E$1])*[.$A$1]/PI());1/5))/2" office:value-type="float" office:value="0.908253484378554" calcext:value-type="float">
            <text:p>0,9082534843785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(1+POWER(COS(([.$A98]+[.C$1])*[.$A$1]/PI());1/5))/2" office:value-type="float" office:value="0.0497985760746242" calcext:value-type="float">
            <text:p>0,049798576074624</text:p>
          </table:table-cell>
          <table:table-cell table:formula="of:=(1+POWER(COS(([.$A98]+[.D$1])*[.$A$1]/PI());1/5))/2" office:value-type="float" office:value="0.984659171341015" calcext:value-type="float">
            <text:p>0,984659171341015</text:p>
          </table:table-cell>
          <table:table-cell table:formula="of:=(1+POWER(COS(([.$A98]+[.E$1])*[.$A$1]/PI());1/5))/2" office:value-type="float" office:value="0.92408025205824" calcext:value-type="float">
            <text:p>0,9240802520582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(1+POWER(COS(([.$A99]+[.C$1])*[.$A$1]/PI());1/5))/2" office:value-type="float" office:value="0.0403452009268451" calcext:value-type="float">
            <text:p>0,040345200926845</text:p>
          </table:table-cell>
          <table:table-cell table:formula="of:=(1+POWER(COS(([.$A99]+[.D$1])*[.$A$1]/PI());1/5))/2" office:value-type="float" office:value="0.979350343780596" calcext:value-type="float">
            <text:p>0,979350343780596</text:p>
          </table:table-cell>
          <table:table-cell table:formula="of:=(1+POWER(COS(([.$A99]+[.E$1])*[.$A$1]/PI());1/5))/2" office:value-type="float" office:value="0.937330552866777" calcext:value-type="float">
            <text:p>0,93733055286677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(1+POWER(COS(([.$A100]+[.C$1])*[.$A$1]/PI());1/5))/2" office:value-type="float" office:value="0.0321997396264664" calcext:value-type="float">
            <text:p>0,032199739626467</text:p>
          </table:table-cell>
          <table:table-cell table:formula="of:=(1+POWER(COS(([.$A100]+[.D$1])*[.$A$1]/PI());1/5))/2" office:value-type="float" office:value="0.973101539774495" calcext:value-type="float">
            <text:p>0,973101539774495</text:p>
          </table:table-cell>
          <table:table-cell table:formula="of:=(1+POWER(COS(([.$A100]+[.E$1])*[.$A$1]/PI());1/5))/2" office:value-type="float" office:value="0.948603205142802" calcext:value-type="float">
            <text:p>0,9486032051428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(1+POWER(COS(([.$A101]+[.C$1])*[.$A$1]/PI());1/5))/2" office:value-type="float" office:value="0.0251906103038698" calcext:value-type="float">
            <text:p>0,02519061030387</text:p>
          </table:table-cell>
          <table:table-cell table:formula="of:=(1+POWER(COS(([.$A101]+[.D$1])*[.$A$1]/PI());1/5))/2" office:value-type="float" office:value="0.965812650107377" calcext:value-type="float">
            <text:p>0,965812650107377</text:p>
          </table:table-cell>
          <table:table-cell table:formula="of:=(1+POWER(COS(([.$A101]+[.E$1])*[.$A$1]/PI());1/5))/2" office:value-type="float" office:value="0.95827898609959" calcext:value-type="float">
            <text:p>0,958278986099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(1+POWER(COS(([.$A102]+[.C$1])*[.$A$1]/PI());1/5))/2" office:value-type="float" office:value="0.0191928511535293" calcext:value-type="float">
            <text:p>0,019192851153529</text:p>
          </table:table-cell>
          <table:table-cell table:formula="of:=(1+POWER(COS(([.$A102]+[.D$1])*[.$A$1]/PI());1/5))/2" office:value-type="float" office:value="0.957348364167979" calcext:value-type="float">
            <text:p>0,957348364167979</text:p>
          </table:table-cell>
          <table:table-cell table:formula="of:=(1+POWER(COS(([.$A102]+[.E$1])*[.$A$1]/PI());1/5))/2" office:value-type="float" office:value="0.96661468038225" calcext:value-type="float">
            <text:p>0,966614680382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(1+POWER(COS(([.$A103]+[.C$1])*[.$A$1]/PI());1/5))/2" office:value-type="float" office:value="0.0141136013433246" calcext:value-type="float">
            <text:p>0,014113601343325</text:p>
          </table:table-cell>
          <table:table-cell table:formula="of:=(1+POWER(COS(([.$A103]+[.D$1])*[.$A$1]/PI());1/5))/2" office:value-type="float" office:value="0.947521660495569" calcext:value-type="float">
            <text:p>0,947521660495569</text:p>
          </table:table-cell>
          <table:table-cell table:formula="of:=(1+POWER(COS(([.$A103]+[.E$1])*[.$A$1]/PI());1/5))/2" office:value-type="float" office:value="0.973790947198039" calcext:value-type="float">
            <text:p>0,9737909471980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formula="of:=(1+POWER(COS(([.$A104]+[.C$1])*[.$A$1]/PI());1/5))/2" office:value-type="float" office:value="0.00988302485993708" calcext:value-type="float">
            <text:p>0,009883024859937</text:p>
          </table:table-cell>
          <table:table-cell table:formula="of:=(1+POWER(COS(([.$A104]+[.D$1])*[.$A$1]/PI());1/5))/2" office:value-type="float" office:value="0.936065708993327" calcext:value-type="float">
            <text:p>0,936065708993327</text:p>
          </table:table-cell>
          <table:table-cell table:formula="of:=(1+POWER(COS(([.$A104]+[.E$1])*[.$A$1]/PI());1/5))/2" office:value-type="float" office:value="0.979938848006461" calcext:value-type="float">
            <text:p>0,97993884800646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formula="of:=(1+POWER(COS(([.$A105]+[.C$1])*[.$A$1]/PI());1/5))/2" office:value-type="float" office:value="0.00644842860808198" calcext:value-type="float">
            <text:p>0,006448428608082</text:p>
          </table:table-cell>
          <table:table-cell table:formula="of:=(1+POWER(COS(([.$A105]+[.D$1])*[.$A$1]/PI());1/5))/2" office:value-type="float" office:value="0.922582780344538" calcext:value-type="float">
            <text:p>0,922582780344538</text:p>
          </table:table-cell>
          <table:table-cell table:formula="of:=(1+POWER(COS(([.$A105]+[.E$1])*[.$A$1]/PI());1/5))/2" office:value-type="float" office:value="0.985155525132584" calcext:value-type="float">
            <text:p>0,98515552513258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formula="of:=(1+POWER(COS(([.$A106]+[.C$1])*[.$A$1]/PI());1/5))/2" office:value-type="float" office:value="0.00377035277372889" calcext:value-type="float">
            <text:p>0,003770352773729</text:p>
          </table:table-cell>
          <table:table-cell table:formula="of:=(1+POWER(COS(([.$A106]+[.D$1])*[.$A$1]/PI());1/5))/2" office:value-type="float" office:value="0.906442822518183" calcext:value-type="float">
            <text:p>0,906442822518183</text:p>
          </table:table-cell>
          <table:table-cell table:formula="of:=(1+POWER(COS(([.$A106]+[.E$1])*[.$A$1]/PI());1/5))/2" office:value-type="float" office:value="0.989513938516276" calcext:value-type="float">
            <text:p>0,98951393851627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formula="of:=(1+POWER(COS(([.$A107]+[.C$1])*[.$A$1]/PI());1/5))/2" office:value-type="float" office:value="0.0018199373037221" calcext:value-type="float">
            <text:p>0,001819937303722</text:p>
          </table:table-cell>
          <table:table-cell table:formula="of:=(1+POWER(COS(([.$A107]+[.D$1])*[.$A$1]/PI());1/5))/2" office:value-type="float" office:value="0.886556105688508" calcext:value-type="float">
            <text:p>0,886556105688508</text:p>
          </table:table-cell>
          <table:table-cell table:formula="of:=(1+POWER(COS(([.$A107]+[.E$1])*[.$A$1]/PI());1/5))/2" office:value-type="float" office:value="0.993069144923606" calcext:value-type="float">
            <text:p>0,9930691449236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(1+POWER(COS(([.$A108]+[.C$1])*[.$A$1]/PI());1/5))/2" office:value-type="float" office:value="0.00057715400566849" calcext:value-type="float">
            <text:p>0,000577154005668</text:p>
          </table:table-cell>
          <table:table-cell table:formula="of:=(1+POWER(COS(([.$A108]+[.D$1])*[.$A$1]/PI());1/5))/2" office:value-type="float" office:value="0.860762686312063" calcext:value-type="float">
            <text:p>0,860762686312063</text:p>
          </table:table-cell>
          <table:table-cell table:formula="of:=(1+POWER(COS(([.$A108]+[.E$1])*[.$A$1]/PI());1/5))/2" office:value-type="float" office:value="0.995862458316777" calcext:value-type="float">
            <text:p>0,99586245831677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09]+[.D$1])*[.$A$1]/PI());1/5))/2" office:value-type="float" office:value="0.823605135819684" calcext:value-type="float">
            <text:p>0,823605135819684</text:p>
          </table:table-cell>
          <table:table-cell table:formula="of:=(1+POWER(COS(([.$A109]+[.E$1])*[.$A$1]/PI());1/5))/2" office:value-type="float" office:value="0.997924249063021" calcext:value-type="float">
            <text:p>0,99792424906302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10]+[.D$1])*[.$A$1]/PI());1/5))/2" office:value-type="float" office:value="0.749257437590467" calcext:value-type="float">
            <text:p>0,749257437590467</text:p>
          </table:table-cell>
          <table:table-cell table:formula="of:=(1+POWER(COS(([.$A110]+[.E$1])*[.$A$1]/PI());1/5))/2" office:value-type="float" office:value="0.999275826785745" calcext:value-type="float">
            <text:p>0,99927582678574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11]+[.D$1])*[.$A$1]/PI());1/5))/2" office:value-type="float" office:value="0.222989599897528" calcext:value-type="float">
            <text:p>0,222989599897528</text:p>
          </table:table-cell>
          <table:table-cell table:formula="of:=(1+POWER(COS(([.$A111]+[.E$1])*[.$A$1]/PI());1/5))/2" office:value-type="float" office:value="0.999930673597367" calcext:value-type="float">
            <text:p>0,99993067359736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12]+[.D$1])*[.$A$1]/PI());1/5))/2" office:value-type="float" office:value="0.165095825503034" calcext:value-type="float">
            <text:p>0,165095825503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13]+[.D$1])*[.$A$1]/PI());1/5))/2" office:value-type="float" office:value="0.131813598730048" calcext:value-type="float">
            <text:p>0,131813598730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14]+[.D$1])*[.$A$1]/PI());1/5))/2" office:value-type="float" office:value="0.107861598068499" calcext:value-type="float">
            <text:p>0,107861598068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15]+[.D$1])*[.$A$1]/PI());1/5))/2" office:value-type="float" office:value="0.0890880945578277" calcext:value-type="float">
            <text:p>0,089088094557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16]+[.D$1])*[.$A$1]/PI());1/5))/2" office:value-type="float" office:value="0.0737137415590423" calcext:value-type="float">
            <text:p>0,073713741559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17]+[.D$1])*[.$A$1]/PI());1/5))/2" office:value-type="float" office:value="0.0608024237052172" calcext:value-type="float">
            <text:p>0,060802423705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18]+[.D$1])*[.$A$1]/PI());1/5))/2" office:value-type="float" office:value="0.0497985760746242" calcext:value-type="float">
            <text:p>0,049798576074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19]+[.D$1])*[.$A$1]/PI());1/5))/2" office:value-type="float" office:value="0.0403452009268451" calcext:value-type="float">
            <text:p>0,040345200926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20]+[.D$1])*[.$A$1]/PI());1/5))/2" office:value-type="float" office:value="0.0321997396264664" calcext:value-type="float">
            <text:p>0,032199739626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21]+[.D$1])*[.$A$1]/PI());1/5))/2" office:value-type="float" office:value="0.0251906103038698" calcext:value-type="float">
            <text:p>0,02519061030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22]+[.D$1])*[.$A$1]/PI());1/5))/2" office:value-type="float" office:value="0.0191928511535293" calcext:value-type="float">
            <text:p>0,019192851153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23]+[.D$1])*[.$A$1]/PI());1/5))/2" office:value-type="float" office:value="0.0141136013433246" calcext:value-type="float">
            <text:p>0,014113601343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24]+[.D$1])*[.$A$1]/PI());1/5))/2" office:value-type="float" office:value="0.00988302485993708" calcext:value-type="float">
            <text:p>0,00988302485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25]+[.D$1])*[.$A$1]/PI());1/5))/2" office:value-type="float" office:value="0.00644842860808198" calcext:value-type="float">
            <text:p>0,006448428608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26]+[.D$1])*[.$A$1]/PI());1/5))/2" office:value-type="float" office:value="0.00377035277372889" calcext:value-type="float">
            <text:p>0,003770352773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27]+[.D$1])*[.$A$1]/PI());1/5))/2" office:value-type="float" office:value="0.0018199373037221" calcext:value-type="float">
            <text:p>0,001819937303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+POWER(COS(([.$A128]+[.D$1])*[.$A$1]/PI());1/5))/2" office:value-type="float" office:value="0.00057715400566849" calcext:value-type="float">
            <text:p>0,000577154005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5">00.00.0000</text:date>, <text:time style:data-style-name="N2" text:time-value="00:31:23.38904361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Jašek</meta:initial-creator>
    <meta:creation-date>2018-04-22T11:29:21.265500026</meta:creation-date>
    <dc:date>2018-05-05T00:39:53.069931415</dc:date>
    <dc:creator>Martin Jašek</dc:creator>
    <meta:editing-duration>PT43M47S</meta:editing-duration>
    <meta:editing-cycles>11</meta:editing-cycles>
    <meta:generator>LibreOffice/5.4.4.2$Linux_X86_64 LibreOffice_project/40m0$Build-2</meta:generator>
    <meta:document-statistic meta:table-count="1" meta:cell-count="76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07cm" svg:height="9cm" xlink:href=".." xlink:type="simple" chart:class="chart:scatter" chart:style-name="ch1">
        <chart:legend chart:legend-position="end" svg:x="18.669cm" svg:y="3.454cm" style:legend-expansion="high" chart:style-name="ch2"/>
        <chart:plot-area chart:style-name="ch3" table:cell-range-address="List1.A2:List1.E153" chart:data-source-has-labels="both" svg:x="0.589cm" svg:y="-0.01cm" svg:width="16.409cm" svg:height="8.64cm">
          <chartooo:coordinate-region svg:x="1.316cm" svg:y="0.19cm" svg:width="15.402cm" svg:height="7.793cm"/>
          <chart:axis chart:dimension="x" chart:name="primary-x" chart:style-name="ch4" chartooo:axis-type="auto">
            <chart:categories table:cell-range-address="List1.A3:List1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B3:List1.B153" chart:label-cell-address="List1.B2:List1.B2" chart:class="chart:scatter">
            <chart:domain table:cell-range-address="List1.A3:List1.A153"/>
            <chart:data-point chart:repeated="151"/>
          </chart:series>
          <chart:series chart:style-name="ch7" chart:values-cell-range-address="List1.C3:List1.C153" chart:label-cell-address="List1.C2:List1.C2" chart:class="chart:scatter">
            <chart:data-point chart:repeated="151"/>
          </chart:series>
          <chart:series chart:style-name="ch8" chart:values-cell-range-address="List1.D3:List1.D153" chart:label-cell-address="List1.D2:List1.D2" chart:class="chart:scatter">
            <chart:data-point chart:repeated="151"/>
          </chart:series>
          <chart:series chart:style-name="ch9" chart:values-cell-range-address="List1.E3:List1.E153" chart:label-cell-address="List1.E2:List1.E2" chart:class="chart:scatter">
            <chart:data-point chart:repeated="1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_m</text:p>
                <draw:g>
                  <svg:desc>List1.B2:List1.B2</svg:desc>
                </draw:g>
              </table:table-cell>
              <table:table-cell office:value-type="string">
                <text:p>X_s</text:p>
                <draw:g>
                  <svg:desc>List1.C2:List1.C2</svg:desc>
                </draw:g>
              </table:table-cell>
              <table:table-cell office:value-type="string">
                <text:p>X_v</text:p>
                <draw:g>
                  <svg:desc>List1.D2:List1.D2</svg:desc>
                </draw:g>
              </table:table-cell>
              <table:table-cell office:value-type="string">
                <text:p>X_vv</text:p>
                <draw:g>
                  <svg:desc>List1.E2:List1.E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ist1.A3:List1.A153</svg:desc>
                </draw:g>
              </table:table-cell>
              <table:table-cell office:value-type="float" office:value="1">
                <text:p>1</text:p>
                <draw:g>
                  <svg:desc>List1.B3:List1.B153</svg:desc>
                </draw:g>
              </table:table-cell>
              <table:table-cell office:value-type="float" office:value="0">
                <text:p>0</text:p>
                <draw:g>
                  <svg:desc>List1.C3:List1.C153</svg:desc>
                </draw:g>
              </table:table-cell>
              <table:table-cell office:value-type="float" office:value="0">
                <text:p>0</text:p>
                <draw:g>
                  <svg:desc>List1.D3:List1.D153</svg:desc>
                </draw:g>
              </table:table-cell>
              <table:table-cell office:value-type="float" office:value="0">
                <text:p>0</text:p>
                <draw:g>
                  <svg:desc>List1.E3:List1.E153</svg:desc>
                </draw:g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0.000672842681126828">
                <text:p>0.000672842681126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0.0019877838490272">
                <text:p>0.001987783849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0.00401204901188013">
                <text:p>0.00401204901188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.00676651350145768">
                <text:p>0.00676651350145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0.0102810347041507">
                <text:p>0.0102810347041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0.0145962955611609">
                <text:p>0.0145962955611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0.0197665469085651">
                <text:p>0.0197665469085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.0258636815853425">
                <text:p>0.0258636815853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0329833766331551">
                <text:p>0.0329833766331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.0412546016582927">
                <text:p>0.0412546016582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.0508548953742564">
                <text:p>0.0508548953742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.0620361377757327">
                <text:p>0.0620361377757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.075170877371927">
                <text:p>0.075170877371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0908428905809337">
                <text:p>0.0908428905809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.110045798840053">
                <text:p>0.110045798840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0.134698754969094">
                <text:p>0.134698754969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0.169415371997927">
                <text:p>0.169415371997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.232708976449233">
                <text:p>0.232708976449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761766383618874">
                <text:p>0.761766383618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0.828303490918988">
                <text:p>0.828303490918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0.863800846015955">
                <text:p>0.863800846015955</text:p>
              </table:table-cell>
              <table:table-cell office:value-type="float" office:value="0.000672842681126828">
                <text:p>0.000672842681126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0.888825629797173">
                <text:p>0.888825629797173</text:p>
              </table:table-cell>
              <table:table-cell office:value-type="float" office:value="0.0019877838490272">
                <text:p>0.0019877838490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9994685469019">
                <text:p>0.9994685469019</text:p>
              </table:table-cell>
              <table:table-cell office:value-type="float" office:value="0.908253484378554">
                <text:p>0.908253484378554</text:p>
              </table:table-cell>
              <table:table-cell office:value-type="float" office:value="0.00401204901188013">
                <text:p>0.00401204901188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998262297603736">
                <text:p>0.998262297603736</text:p>
              </table:table-cell>
              <table:table-cell office:value-type="float" office:value="0.92408025205824">
                <text:p>0.92408025205824</text:p>
              </table:table-cell>
              <table:table-cell office:value-type="float" office:value="0.00676651350145768">
                <text:p>0.00676651350145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996349242878386">
                <text:p>0.996349242878386</text:p>
              </table:table-cell>
              <table:table-cell office:value-type="float" office:value="0.937330552866777">
                <text:p>0.937330552866777</text:p>
              </table:table-cell>
              <table:table-cell office:value-type="float" office:value="0.0102810347041507">
                <text:p>0.010281034704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993709779395694">
                <text:p>0.993709779395694</text:p>
              </table:table-cell>
              <table:table-cell office:value-type="float" office:value="0.948603205142802">
                <text:p>0.948603205142802</text:p>
              </table:table-cell>
              <table:table-cell office:value-type="float" office:value="0.0145962955611609">
                <text:p>0.014596295561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990315545626215">
                <text:p>0.990315545626215</text:p>
              </table:table-cell>
              <table:table-cell office:value-type="float" office:value="0.95827898609959">
                <text:p>0.95827898609959</text:p>
              </table:table-cell>
              <table:table-cell office:value-type="float" office:value="0.0197665469085651">
                <text:p>0.0197665469085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986127691284312">
                <text:p>0.986127691284312</text:p>
              </table:table-cell>
              <table:table-cell office:value-type="float" office:value="0.96661468038225">
                <text:p>0.96661468038225</text:p>
              </table:table-cell>
              <table:table-cell office:value-type="float" office:value="0.0258636815853425">
                <text:p>0.0258636815853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981094297341813">
                <text:p>0.981094297341813</text:p>
              </table:table-cell>
              <table:table-cell office:value-type="float" office:value="0.973790947198039">
                <text:p>0.973790947198039</text:p>
              </table:table-cell>
              <table:table-cell office:value-type="float" office:value="0.0329833766331551">
                <text:p>0.032983376633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975146547009762">
                <text:p>0.975146547009762</text:p>
              </table:table-cell>
              <table:table-cell office:value-type="float" office:value="0.979938848006461">
                <text:p>0.979938848006461</text:p>
              </table:table-cell>
              <table:table-cell office:value-type="float" office:value="0.0412546016582927">
                <text:p>0.0412546016582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968192970969053">
                <text:p>0.968192970969053</text:p>
              </table:table-cell>
              <table:table-cell office:value-type="float" office:value="0.985155525132584">
                <text:p>0.985155525132584</text:p>
              </table:table-cell>
              <table:table-cell office:value-type="float" office:value="0.0508548953742564">
                <text:p>0.050854895374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960110581486038">
                <text:p>0.960110581486038</text:p>
              </table:table-cell>
              <table:table-cell office:value-type="float" office:value="0.989513938516276">
                <text:p>0.989513938516276</text:p>
              </table:table-cell>
              <table:table-cell office:value-type="float" office:value="0.0620361377757327">
                <text:p>0.0620361377757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950730720162854">
                <text:p>0.950730720162854</text:p>
              </table:table-cell>
              <table:table-cell office:value-type="float" office:value="0.993069144923606">
                <text:p>0.993069144923606</text:p>
              </table:table-cell>
              <table:table-cell office:value-type="float" office:value="0.075170877371927">
                <text:p>0.07517087737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939815383007574">
                <text:p>0.939815383007574</text:p>
              </table:table-cell>
              <table:table-cell office:value-type="float" office:value="0.995862458316777">
                <text:p>0.995862458316777</text:p>
              </table:table-cell>
              <table:table-cell office:value-type="float" office:value="0.0908428905809337">
                <text:p>0.0908428905809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927015128422703">
                <text:p>0.927015128422703</text:p>
              </table:table-cell>
              <table:table-cell office:value-type="float" office:value="0.997924249063021">
                <text:p>0.997924249063021</text:p>
              </table:table-cell>
              <table:table-cell office:value-type="float" office:value="0.110045798840053">
                <text:p>0.110045798840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911787997079932">
                <text:p>0.911787997079932</text:p>
              </table:table-cell>
              <table:table-cell office:value-type="float" office:value="0.999275826785745">
                <text:p>0.999275826785745</text:p>
              </table:table-cell>
              <table:table-cell office:value-type="float" office:value="0.134698754969094">
                <text:p>0.134698754969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893225310131293">
                <text:p>0.893225310131293</text:p>
              </table:table-cell>
              <table:table-cell office:value-type="float" office:value="1">
                <text:p>1</text:p>
              </table:table-cell>
              <table:table-cell office:value-type="float" office:value="0.169415371997927">
                <text:p>0.169415371997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869613293762456">
                <text:p>0.869613293762456</text:p>
              </table:table-cell>
              <table:table-cell office:value-type="float" office:value="0.999895187076104">
                <text:p>0.999895187076104</text:p>
              </table:table-cell>
              <table:table-cell office:value-type="float" office:value="0.232708976449233">
                <text:p>0.232708976449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837009931306379">
                <text:p>0.837009931306379</text:p>
              </table:table-cell>
              <table:table-cell office:value-type="float" office:value="0.999169022751996">
                <text:p>0.999169022751996</text:p>
              </table:table-cell>
              <table:table-cell office:value-type="float" office:value="0.761766383618874">
                <text:p>0.761766383618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781457665404384">
                <text:p>0.781457665404384</text:p>
              </table:table-cell>
              <table:table-cell office:value-type="float" office:value="0.99774507583107">
                <text:p>0.99774507583107</text:p>
              </table:table-cell>
              <table:table-cell office:value-type="float" office:value="0.828303490918988">
                <text:p>0.828303490918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258186990443014">
                <text:p>0.258186990443014</text:p>
              </table:table-cell>
              <table:table-cell office:value-type="float" office:value="0.995609100064555">
                <text:p>0.995609100064555</text:p>
              </table:table-cell>
              <table:table-cell office:value-type="float" office:value="0.863800846015955">
                <text:p>0.863800846015955</text:p>
              </table:table-cell>
              <table:table-cell office:value-type="float" office:value="0.000672842681126828">
                <text:p>0.00067284268112682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17888704558481">
                <text:p>0.17888704558481</text:p>
              </table:table-cell>
              <table:table-cell office:value-type="float" office:value="0.992738919422131">
                <text:p>0.992738919422131</text:p>
              </table:table-cell>
              <table:table-cell office:value-type="float" office:value="0.888825629797173">
                <text:p>0.888825629797173</text:p>
              </table:table-cell>
              <table:table-cell office:value-type="float" office:value="0.0019877838490272">
                <text:p>0.001987783849027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140819681224296">
                <text:p>0.140819681224296</text:p>
              </table:table-cell>
              <table:table-cell office:value-type="float" office:value="0.9891031367779">
                <text:p>0.9891031367779</text:p>
              </table:table-cell>
              <table:table-cell office:value-type="float" office:value="0.908253484378554">
                <text:p>0.908253484378554</text:p>
              </table:table-cell>
              <table:table-cell office:value-type="float" office:value="0.00401204901188013">
                <text:p>0.0040120490118801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114617412113191">
                <text:p>0.114617412113191</text:p>
              </table:table-cell>
              <table:table-cell office:value-type="float" office:value="0.984659171341015">
                <text:p>0.984659171341015</text:p>
              </table:table-cell>
              <table:table-cell office:value-type="float" office:value="0.92408025205824">
                <text:p>0.92408025205824</text:p>
              </table:table-cell>
              <table:table-cell office:value-type="float" office:value="0.00676651350145768">
                <text:p>0.0067665135014576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944899524644796">
                <text:p>0.0944899524644796</text:p>
              </table:table-cell>
              <table:table-cell office:value-type="float" office:value="0.979350343780596">
                <text:p>0.979350343780596</text:p>
              </table:table-cell>
              <table:table-cell office:value-type="float" office:value="0.937330552866777">
                <text:p>0.937330552866777</text:p>
              </table:table-cell>
              <table:table-cell office:value-type="float" office:value="0.0102810347041507">
                <text:p>0.010281034704150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781870068184054">
                <text:p>0.0781870068184054</text:p>
              </table:table-cell>
              <table:table-cell office:value-type="float" office:value="0.973101539774495">
                <text:p>0.973101539774495</text:p>
              </table:table-cell>
              <table:table-cell office:value-type="float" office:value="0.948603205142802">
                <text:p>0.948603205142802</text:p>
              </table:table-cell>
              <table:table-cell office:value-type="float" office:value="0.0145962955611609">
                <text:p>0.014596295561160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645836721826856">
                <text:p>0.0645836721826856</text:p>
              </table:table-cell>
              <table:table-cell office:value-type="float" office:value="0.965812650107377">
                <text:p>0.965812650107377</text:p>
              </table:table-cell>
              <table:table-cell office:value-type="float" office:value="0.95827898609959">
                <text:p>0.95827898609959</text:p>
              </table:table-cell>
              <table:table-cell office:value-type="float" office:value="0.0197665469085651">
                <text:p>0.019766546908565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530332194244743">
                <text:p>0.0530332194244743</text:p>
              </table:table-cell>
              <table:table-cell office:value-type="float" office:value="0.957348364167979">
                <text:p>0.957348364167979</text:p>
              </table:table-cell>
              <table:table-cell office:value-type="float" office:value="0.96661468038225">
                <text:p>0.96661468038225</text:p>
              </table:table-cell>
              <table:table-cell office:value-type="float" office:value="0.0258636815853425">
                <text:p>0.025863681585342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431289398014721">
                <text:p>0.0431289398014721</text:p>
              </table:table-cell>
              <table:table-cell office:value-type="float" office:value="0.947521660495569">
                <text:p>0.947521660495569</text:p>
              </table:table-cell>
              <table:table-cell office:value-type="float" office:value="0.973790947198039">
                <text:p>0.973790947198039</text:p>
              </table:table-cell>
              <table:table-cell office:value-type="float" office:value="0.0329833766331551">
                <text:p>0.032983376633155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345987134342662">
                <text:p>0.0345987134342662</text:p>
              </table:table-cell>
              <table:table-cell office:value-type="float" office:value="0.936065708993327">
                <text:p>0.936065708993327</text:p>
              </table:table-cell>
              <table:table-cell office:value-type="float" office:value="0.979938848006461">
                <text:p>0.979938848006461</text:p>
              </table:table-cell>
              <table:table-cell office:value-type="float" office:value="0.0412546016582927">
                <text:p>0.041254601658292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272521839062164">
                <text:p>0.0272521839062164</text:p>
              </table:table-cell>
              <table:table-cell office:value-type="float" office:value="0.922582780344538">
                <text:p>0.922582780344538</text:p>
              </table:table-cell>
              <table:table-cell office:value-type="float" office:value="0.985155525132584">
                <text:p>0.985155525132584</text:p>
              </table:table-cell>
              <table:table-cell office:value-type="float" office:value="0.0508548953742564">
                <text:p>0.050854895374256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209518216123353">
                <text:p>0.0209518216123353</text:p>
              </table:table-cell>
              <table:table-cell office:value-type="float" office:value="0.906442822518183">
                <text:p>0.906442822518183</text:p>
              </table:table-cell>
              <table:table-cell office:value-type="float" office:value="0.989513938516276">
                <text:p>0.989513938516276</text:p>
              </table:table-cell>
              <table:table-cell office:value-type="float" office:value="0.0620361377757327">
                <text:p>0.062036137775732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155959729347177">
                <text:p>0.0155959729347177</text:p>
              </table:table-cell>
              <table:table-cell office:value-type="float" office:value="0.886556105688508">
                <text:p>0.886556105688508</text:p>
              </table:table-cell>
              <table:table-cell office:value-type="float" office:value="0.993069144923606">
                <text:p>0.993069144923606</text:p>
              </table:table-cell>
              <table:table-cell office:value-type="float" office:value="0.075170877371927">
                <text:p>0.07517087737192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111084053502897">
                <text:p>0.0111084053502897</text:p>
              </table:table-cell>
              <table:table-cell office:value-type="float" office:value="0.860762686312063">
                <text:p>0.860762686312063</text:p>
              </table:table-cell>
              <table:table-cell office:value-type="float" office:value="0.995862458316777">
                <text:p>0.995862458316777</text:p>
              </table:table-cell>
              <table:table-cell office:value-type="float" office:value="0.0908428905809337">
                <text:p>0.090842890580933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743159969839746">
                <text:p>0.00743159969839746</text:p>
              </table:table-cell>
              <table:table-cell office:value-type="float" office:value="0.823605135819684">
                <text:p>0.823605135819684</text:p>
              </table:table-cell>
              <table:table-cell office:value-type="float" office:value="0.997924249063021">
                <text:p>0.997924249063021</text:p>
              </table:table-cell>
              <table:table-cell office:value-type="float" office:value="0.110045798840053">
                <text:p>0.11004579884005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45223213279334">
                <text:p>0.0045223213279334</text:p>
              </table:table-cell>
              <table:table-cell office:value-type="float" office:value="0.749257437590467">
                <text:p>0.749257437590467</text:p>
              </table:table-cell>
              <table:table-cell office:value-type="float" office:value="0.999275826785745">
                <text:p>0.999275826785745</text:p>
              </table:table-cell>
              <table:table-cell office:value-type="float" office:value="0.134698754969094">
                <text:p>0.13469875496909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234864474087565">
                <text:p>0.00234864474087565</text:p>
              </table:table-cell>
              <table:table-cell office:value-type="float" office:value="0.222989599897528">
                <text:p>0.222989599897528</text:p>
              </table:table-cell>
              <table:table-cell office:value-type="float" office:value="0.999930673597367">
                <text:p>0.999930673597367</text:p>
              </table:table-cell>
              <table:table-cell office:value-type="float" office:value="0.169415371997927">
                <text:p>0.16941537199792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0887949500681828">
                <text:p>0.000887949500681828</text:p>
              </table:table-cell>
              <table:table-cell office:value-type="float" office:value="0.165095825503034">
                <text:p>0.165095825503034</text:p>
              </table:table-cell>
              <table:table-cell office:value-type="float" office:value="1">
                <text:p>1</text:p>
              </table:table-cell>
              <table:table-cell office:value-type="float" office:value="0.232708976449233">
                <text:p>0.2327089764492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12559880845614">
                <text:p>0.00012559880845614</text:p>
              </table:table-cell>
              <table:table-cell office:value-type="float" office:value="0.131813598730048">
                <text:p>0.131813598730048</text:p>
              </table:table-cell>
              <table:table-cell office:value-type="float" office:value="0.999169022751996">
                <text:p>0.999169022751996</text:p>
              </table:table-cell>
              <table:table-cell office:value-type="float" office:value="0.761766383618874">
                <text:p>0.76176638361887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.107861598068499">
                <text:p>0.107861598068499</text:p>
              </table:table-cell>
              <table:table-cell office:value-type="float" office:value="0.99774507583107">
                <text:p>0.99774507583107</text:p>
              </table:table-cell>
              <table:table-cell office:value-type="float" office:value="0.828303490918988">
                <text:p>0.82830349091898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.0890880945578277">
                <text:p>0.0890880945578277</text:p>
              </table:table-cell>
              <table:table-cell office:value-type="float" office:value="0.995609100064555">
                <text:p>0.995609100064555</text:p>
              </table:table-cell>
              <table:table-cell office:value-type="float" office:value="0.863800846015955">
                <text:p>0.86380084601595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.0737137415590423">
                <text:p>0.0737137415590423</text:p>
              </table:table-cell>
              <table:table-cell office:value-type="float" office:value="0.992738919422131">
                <text:p>0.992738919422131</text:p>
              </table:table-cell>
              <table:table-cell office:value-type="float" office:value="0.888825629797173">
                <text:p>0.88882562979717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.0608024237052172">
                <text:p>0.0608024237052172</text:p>
              </table:table-cell>
              <table:table-cell office:value-type="float" office:value="0.9891031367779">
                <text:p>0.9891031367779</text:p>
              </table:table-cell>
              <table:table-cell office:value-type="float" office:value="0.908253484378554">
                <text:p>0.90825348437855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.0497985760746242">
                <text:p>0.0497985760746242</text:p>
              </table:table-cell>
              <table:table-cell office:value-type="float" office:value="0.984659171341015">
                <text:p>0.984659171341015</text:p>
              </table:table-cell>
              <table:table-cell office:value-type="float" office:value="0.92408025205824">
                <text:p>0.9240802520582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.0403452009268451">
                <text:p>0.0403452009268451</text:p>
              </table:table-cell>
              <table:table-cell office:value-type="float" office:value="0.979350343780596">
                <text:p>0.979350343780596</text:p>
              </table:table-cell>
              <table:table-cell office:value-type="float" office:value="0.937330552866777">
                <text:p>0.93733055286677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.0321997396264664">
                <text:p>0.0321997396264664</text:p>
              </table:table-cell>
              <table:table-cell office:value-type="float" office:value="0.973101539774495">
                <text:p>0.973101539774495</text:p>
              </table:table-cell>
              <table:table-cell office:value-type="float" office:value="0.948603205142802">
                <text:p>0.94860320514280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.0251906103038698">
                <text:p>0.0251906103038698</text:p>
              </table:table-cell>
              <table:table-cell office:value-type="float" office:value="0.965812650107377">
                <text:p>0.965812650107377</text:p>
              </table:table-cell>
              <table:table-cell office:value-type="float" office:value="0.95827898609959">
                <text:p>0.9582789860995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.0191928511535293">
                <text:p>0.0191928511535293</text:p>
              </table:table-cell>
              <table:table-cell office:value-type="float" office:value="0.957348364167979">
                <text:p>0.957348364167979</text:p>
              </table:table-cell>
              <table:table-cell office:value-type="float" office:value="0.96661468038225">
                <text:p>0.966614680382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141136013433246">
                <text:p>0.0141136013433246</text:p>
              </table:table-cell>
              <table:table-cell office:value-type="float" office:value="0.947521660495569">
                <text:p>0.947521660495569</text:p>
              </table:table-cell>
              <table:table-cell office:value-type="float" office:value="0.973790947198039">
                <text:p>0.97379094719803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00988302485993708">
                <text:p>0.00988302485993708</text:p>
              </table:table-cell>
              <table:table-cell office:value-type="float" office:value="0.936065708993327">
                <text:p>0.936065708993327</text:p>
              </table:table-cell>
              <table:table-cell office:value-type="float" office:value="0.979938848006461">
                <text:p>0.97993884800646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00644842860808198">
                <text:p>0.00644842860808198</text:p>
              </table:table-cell>
              <table:table-cell office:value-type="float" office:value="0.922582780344538">
                <text:p>0.922582780344538</text:p>
              </table:table-cell>
              <table:table-cell office:value-type="float" office:value="0.985155525132584">
                <text:p>0.98515552513258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.00377035277372889">
                <text:p>0.00377035277372889</text:p>
              </table:table-cell>
              <table:table-cell office:value-type="float" office:value="0.906442822518183">
                <text:p>0.906442822518183</text:p>
              </table:table-cell>
              <table:table-cell office:value-type="float" office:value="0.989513938516276">
                <text:p>0.98951393851627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.0018199373037221">
                <text:p>0.0018199373037221</text:p>
              </table:table-cell>
              <table:table-cell office:value-type="float" office:value="0.886556105688508">
                <text:p>0.886556105688508</text:p>
              </table:table-cell>
              <table:table-cell office:value-type="float" office:value="0.993069144923606">
                <text:p>0.99306914492360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00057715400566849">
                <text:p>0.00057715400566849</text:p>
              </table:table-cell>
              <table:table-cell office:value-type="float" office:value="0.860762686312063">
                <text:p>0.860762686312063</text:p>
              </table:table-cell>
              <table:table-cell office:value-type="float" office:value="0.995862458316777">
                <text:p>0.99586245831677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23605135819684">
                <text:p>0.823605135819684</text:p>
              </table:table-cell>
              <table:table-cell office:value-type="float" office:value="0.997924249063021">
                <text:p>0.99792424906302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49257437590467">
                <text:p>0.749257437590467</text:p>
              </table:table-cell>
              <table:table-cell office:value-type="float" office:value="0.999275826785745">
                <text:p>0.99927582678574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9599897528">
                <text:p>0.222989599897528</text:p>
              </table:table-cell>
              <table:table-cell office:value-type="float" office:value="0.999930673597367">
                <text:p>0.99993067359736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5095825503034">
                <text:p>0.165095825503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1813598730048">
                <text:p>0.131813598730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7861598068499">
                <text:p>0.107861598068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90880945578277">
                <text:p>0.0890880945578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37137415590423">
                <text:p>0.0737137415590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08024237052172">
                <text:p>0.0608024237052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7985760746242">
                <text:p>0.0497985760746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3452009268451">
                <text:p>0.0403452009268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1997396264664">
                <text:p>0.0321997396264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1906103038698">
                <text:p>0.0251906103038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1928511535293">
                <text:p>0.0191928511535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1136013433246">
                <text:p>0.0141136013433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88302485993708">
                <text:p>0.00988302485993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44842860808198">
                <text:p>0.00644842860808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77035277372889">
                <text:p>0.00377035277372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199373037221">
                <text:p>0.0018199373037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7715400566849">
                <text:p>0.00057715400566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